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06d105" officeooo:paragraph-rsid="0006d105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inhamento de texto</text:span></text:p>
      <text:p text:style-name="P2"/>
      <text:p text:style-name="P1"><text:span text:style-name="T1">para alinharmos o texto a esquerda ou a direita, usamos os comandos text-align: left; ou right;</text:span></text:p>
      <text:p text:style-name="P1"><text:span text:style-name="T1">para alinharmos o texto dos dois lados, usamos o comando text-align: justify;</text:span></text:p>
      <text:p text:style-name="P1"><text:span text:style-name="T1">Para centralizar o texto, usamos o comando text-align: center;</text:span></text:p>
      <text:p text:style-name="P1"><text:span text:style-name="T1">para darmos um "paragrafo" ou identação, usamos o comando text-indent: 30px;</text:span></text:p>
      <text:p text:style-name="P3"><text:span text:style-name="T1">Podemos tambem alinhar um texto, na vertical usando os comandos vertical-align: middle, top, botto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7T20:56:04.102000000</dc:date>
    <meta:editing-duration>PT9M41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6" meta:word-count="65" meta:character-count="430" meta:non-whitespace-character-count="371"/>
  </office:meta>
</office:document-meta>
</file>